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3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.982cm" svg:height="8.988cm" svg:x="9.137cm" svg:y="1.309cm">
            <draw:object draw:notify-on-update-of-ranges="Blad1.A1:Blad1.A1 Blad1.A2:Blad1.A182 Blad1.B1:Blad1.B1 Blad1.B2:Blad1.B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eceived (dBm)</text:p>
          </table:table-cell>
          <table:table-cell table:number-columns-repeated="3"/>
          <table:table-cell office:value-type="string" calcext:value-type="string">
            <text:p>4,5m Distance</text:p>
          </table:table-cell>
          <table:table-cell office:value-type="string" calcext:value-type="string">
            <text:p>10dBm @ 4,8 GHz</text:p>
          </table:table-cell>
          <table:table-cell office:value-type="string" calcext:value-type="string">
            <text:p>1,45m Heigh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32.82" calcext:value-type="float">
            <text:p>-32,82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2.86" calcext:value-type="float">
            <text:p>-32,86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3.09" calcext:value-type="float">
            <text:p>-33,09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33.43" calcext:value-type="float">
            <text:p>-33,43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33.74" calcext:value-type="float">
            <text:p>-33,74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4.27" calcext:value-type="float">
            <text:p>-34,27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4.88" calcext:value-type="float">
            <text:p>-34,88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5.58" calcext:value-type="float">
            <text:p>-35,58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6.27" calcext:value-type="float">
            <text:p>-36,27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7.03" calcext:value-type="float">
            <text:p>-37,03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8.01" calcext:value-type="float">
            <text:p>-38,01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8.97" calcext:value-type="float">
            <text:p>-38,97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9.68" calcext:value-type="float">
            <text:p>-39,68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40.69" calcext:value-type="float">
            <text:p>-40,69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41.52" calcext:value-type="float">
            <text:p>-41,52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42.3" calcext:value-type="float">
            <text:p>-42,3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43.33" calcext:value-type="float">
            <text:p>-43,33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44.13" calcext:value-type="float">
            <text:p>-44,13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44.79" calcext:value-type="float">
            <text:p>-44,7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45.48" calcext:value-type="float">
            <text:p>-45,4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6.07" calcext:value-type="float">
            <text:p>-46,07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46.45" calcext:value-type="float">
            <text:p>-46,45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46.75" calcext:value-type="float">
            <text:p>-46,75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47.16" calcext:value-type="float">
            <text:p>-47,16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47.8" calcext:value-type="float">
            <text:p>-47,8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9.48" calcext:value-type="float">
            <text:p>-49,48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52.29" calcext:value-type="float">
            <text:p>-52,29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56.48" calcext:value-type="float">
            <text:p>-56,48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63.8" calcext:value-type="float">
            <text:p>-63,8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67.6" calcext:value-type="float">
            <text:p>-67,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57.5" calcext:value-type="float">
            <text:p>-57,5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53.85" calcext:value-type="float">
            <text:p>-53,8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51.2" calcext:value-type="float">
            <text:p>-51,2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49.31" calcext:value-type="float">
            <text:p>-49,31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48.09" calcext:value-type="float">
            <text:p>-48,0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7.37" calcext:value-type="float">
            <text:p>-47,3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47.58" calcext:value-type="float">
            <text:p>-47,58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47.96" calcext:value-type="float">
            <text:p>-47,96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48.54" calcext:value-type="float">
            <text:p>-48,54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49.9" calcext:value-type="float">
            <text:p>-49,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51.25" calcext:value-type="float">
            <text:p>-51,25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52.7" calcext:value-type="float">
            <text:p>-52,7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53.83" calcext:value-type="float">
            <text:p>-53,8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54.7" calcext:value-type="float">
            <text:p>-54,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55.4" calcext:value-type="float">
            <text:p>-55,4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6.3" calcext:value-type="float">
            <text:p>-56,3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56.18" calcext:value-type="float">
            <text:p>-56,18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56.3" calcext:value-type="float">
            <text:p>-56,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56.1" calcext:value-type="float">
            <text:p>-56,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56.85" calcext:value-type="float">
            <text:p>-56,85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57.3" calcext:value-type="float">
            <text:p>-57,3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60.17" calcext:value-type="float">
            <text:p>-60,1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63.9" calcext:value-type="float">
            <text:p>-63,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66.4" calcext:value-type="float">
            <text:p>-66,4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64.3" calcext:value-type="float">
            <text:p>-64,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64" calcext:value-type="float">
            <text:p>-64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66.5" calcext:value-type="float">
            <text:p>-66,5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69.4" calcext:value-type="float">
            <text:p>-69,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65.1" calcext:value-type="float">
            <text:p>-65,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60.6" calcext:value-type="float">
            <text:p>-60,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57.8" calcext:value-type="float">
            <text:p>-57,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6.15" calcext:value-type="float">
            <text:p>-56,1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55.4" calcext:value-type="float">
            <text:p>-55,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54.8" calcext:value-type="float">
            <text:p>-54,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55.18" calcext:value-type="float">
            <text:p>-55,1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6.2" calcext:value-type="float">
            <text:p>-56,2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7.4" calcext:value-type="float">
            <text:p>-57,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8.4" calcext:value-type="float">
            <text:p>-58,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60.2" calcext:value-type="float">
            <text:p>-60,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62.08" calcext:value-type="float">
            <text:p>-62,0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2.5" calcext:value-type="float">
            <text:p>-62,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63.3" calcext:value-type="float">
            <text:p>-63,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63.3" calcext:value-type="float">
            <text:p>-63,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62.2" calcext:value-type="float">
            <text:p>-62,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60.3" calcext:value-type="float">
            <text:p>-60,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0.3" calcext:value-type="float">
            <text:p>-60,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9.9" calcext:value-type="float">
            <text:p>-59,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9.5" calcext:value-type="float">
            <text:p>-59,5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9.4" calcext:value-type="float">
            <text:p>-59,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9.4" calcext:value-type="float">
            <text:p>-59,4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0.15" calcext:value-type="float">
            <text:p>-60,1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8.8" calcext:value-type="float">
            <text:p>-58,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7.4" calcext:value-type="float">
            <text:p>-57,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6.3" calcext:value-type="float">
            <text:p>-56,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5.5" calcext:value-type="float">
            <text:p>-55,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4.8" calcext:value-type="float">
            <text:p>-54,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4.03" calcext:value-type="float">
            <text:p>-54,0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3.5" calcext:value-type="float">
            <text:p>-53,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3.38" calcext:value-type="float">
            <text:p>-53,3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3.48" calcext:value-type="float">
            <text:p>-53,4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3.78" calcext:value-type="float">
            <text:p>-53,78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4.4" calcext:value-type="float">
            <text:p>-54,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4.48" calcext:value-type="float">
            <text:p>-54,4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4.88" calcext:value-type="float">
            <text:p>-54,8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6" calcext:value-type="float">
            <text:p>-56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9.1" calcext:value-type="float">
            <text:p>-59,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9.5" calcext:value-type="float">
            <text:p>-59,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6.7" calcext:value-type="float">
            <text:p>-56,7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6.1" calcext:value-type="float">
            <text:p>-56,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8.3" calcext:value-type="float">
            <text:p>-58,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9.6" calcext:value-type="float">
            <text:p>-59,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8.5" calcext:value-type="float">
            <text:p>-58,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8.4" calcext:value-type="float">
            <text:p>-58,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9" calcext:value-type="float">
            <text:p>-59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0.4" calcext:value-type="float">
            <text:p>-60,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1.9" calcext:value-type="float">
            <text:p>-61,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0.4" calcext:value-type="float">
            <text:p>-60,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6.6" calcext:value-type="float">
            <text:p>-66,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1.8" calcext:value-type="float">
            <text:p>-71,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0" calcext:value-type="float">
            <text:p>-7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4.2" calcext:value-type="float">
            <text:p>-64,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2.5" calcext:value-type="float">
            <text:p>-62,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2.18" calcext:value-type="float">
            <text:p>-62,1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1.17" calcext:value-type="float">
            <text:p>-61,1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.3" calcext:value-type="float">
            <text:p>-61,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2.3" calcext:value-type="float">
            <text:p>-62,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6.3" calcext:value-type="float">
            <text:p>-66,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8.8" calcext:value-type="float">
            <text:p>-68,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8.3" calcext:value-type="float">
            <text:p>-68,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4.8" calcext:value-type="float">
            <text:p>-64,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1.3" calcext:value-type="float">
            <text:p>-61,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9.5" calcext:value-type="float">
            <text:p>-59,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8.9" calcext:value-type="float">
            <text:p>-58,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0.1" calcext:value-type="float">
            <text:p>-60,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9.8" calcext:value-type="float">
            <text:p>-59,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8.9" calcext:value-type="float">
            <text:p>-58,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8.7" calcext:value-type="float">
            <text:p>-58,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9.3" calcext:value-type="float">
            <text:p>-59,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9.4" calcext:value-type="float">
            <text:p>-59,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0.8" calcext:value-type="float">
            <text:p>-60,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4.9" calcext:value-type="float">
            <text:p>-64,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9" calcext:value-type="float">
            <text:p>-7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2.8" calcext:value-type="float">
            <text:p>-72,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6.3" calcext:value-type="float">
            <text:p>-66,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2.5" calcext:value-type="float">
            <text:p>-62,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0.8" calcext:value-type="float">
            <text:p>-60,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2.05" calcext:value-type="float">
            <text:p>-62,0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1.8" calcext:value-type="float">
            <text:p>-61,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9.05" calcext:value-type="float">
            <text:p>-59,0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7.9" calcext:value-type="float">
            <text:p>-57,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7.5" calcext:value-type="float">
            <text:p>-57,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6.2" calcext:value-type="float">
            <text:p>-56,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5.44" calcext:value-type="float">
            <text:p>-55,4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4.7" calcext:value-type="float">
            <text:p>-54,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4" calcext:value-type="float">
            <text:p>-5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3.2" calcext:value-type="float">
            <text:p>-53,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2.18" calcext:value-type="float">
            <text:p>-52,1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0.8" calcext:value-type="float">
            <text:p>-50,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0.26" calcext:value-type="float">
            <text:p>-50,2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9.8" calcext:value-type="float">
            <text:p>-49,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9.3" calcext:value-type="float">
            <text:p>-49,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9.1" calcext:value-type="float">
            <text:p>-49,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9.1" calcext:value-type="float">
            <text:p>-49,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9.2" calcext:value-type="float">
            <text:p>-49,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9.05" calcext:value-type="float">
            <text:p>-49,0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8.3" calcext:value-type="float">
            <text:p>-48,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7.8" calcext:value-type="float">
            <text:p>-47,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6.7" calcext:value-type="float">
            <text:p>-46,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5.4" calcext:value-type="float">
            <text:p>-45,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4.25" calcext:value-type="float">
            <text:p>-44,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2.9" calcext:value-type="float">
            <text:p>-42,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1.58" calcext:value-type="float">
            <text:p>-41,5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0.25" calcext:value-type="float">
            <text:p>-40,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.07" calcext:value-type="float">
            <text:p>-39,0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7.92" calcext:value-type="float">
            <text:p>-37,9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6.9" calcext:value-type="float">
            <text:p>-36,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6.03" calcext:value-type="float">
            <text:p>-36,0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5.2" calcext:value-type="float">
            <text:p>-35,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4.6" calcext:value-type="float">
            <text:p>-34,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.2" calcext:value-type="float">
            <text:p>-34,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3.7" calcext:value-type="float">
            <text:p>-33,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3.3" calcext:value-type="float">
            <text:p>-33,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3.15" calcext:value-type="float">
            <text:p>-33,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4:07:14.810588500</meta:creation-date>
    <dc:date>2025-11-20T15:50:18.001449500</dc:date>
    <meta:editing-duration>PT15M52S</meta:editing-duration>
    <meta:editing-cycles>3</meta:editing-cycles>
    <meta:generator>LibreOffice/25.2.6.2$Windows_X86_64 LibreOffice_project/729c5bfe710f5eb71ed3bbde9e06a6065e9c6c5d</meta:generator>
    <meta:document-statistic meta:table-count="1" meta:cell-count="36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989cm" xlink:href=".." xlink:type="simple" chart:class="chart:scatter" chart:style-name="ch1">
        <chart:legend chart:legend-position="end" svg:x="12.648cm" svg:y="4.192cm" style:legend-expansion="high" chart:style-name="ch2"/>
        <chart:plot-area chart:style-name="ch3" svg:x="0.319cm" svg:y="0.179cm" svg:width="12.01cm" svg:height="8.631cm">
          <chart:coordinate-region svg:x="1.09cm" svg:y="0.381cm" svg:width="10.937cm" svg:height="8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ad1.B2:Blad1.B182" chart:label-cell-address="Blad1.B1:Blad1.B1" chart:class="chart:scatter">
            <chart:domain table:cell-range-address="Blad1.A2:Blad1.A182"/>
            <chart:data-point chart:repeated="1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Received (dBm)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Blad1.A2:Blad1.A182</svg:desc>
                </draw:g>
              </table:table-cell>
              <table:table-cell office:value-type="float" office:value="-32.82">
                <text:p>-32.82</text:p>
                <draw:g>
                  <svg:desc>Blad1.B2:Blad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">
                <text:p>358</text:p>
              </table:table-cell>
              <table:table-cell office:value-type="float" office:value="-32.86">
                <text:p>-32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">
                <text:p>356</text:p>
              </table:table-cell>
              <table:table-cell office:value-type="float" office:value="-33.09">
                <text:p>-33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-33.43">
                <text:p>-33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  <table:table-cell office:value-type="float" office:value="-33.74">
                <text:p>-33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-34.27">
                <text:p>-3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">
                <text:p>348</text:p>
              </table:table-cell>
              <table:table-cell office:value-type="float" office:value="-34.88">
                <text:p>-34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">
                <text:p>346</text:p>
              </table:table-cell>
              <table:table-cell office:value-type="float" office:value="-35.58">
                <text:p>-3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  <table:table-cell office:value-type="float" office:value="-36.27">
                <text:p>-36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-37.03">
                <text:p>-37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">
                <text:p>340</text:p>
              </table:table-cell>
              <table:table-cell office:value-type="float" office:value="-38.01">
                <text:p>-38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38.97">
                <text:p>-38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">
                <text:p>336</text:p>
              </table:table-cell>
              <table:table-cell office:value-type="float" office:value="-39.68">
                <text:p>-39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">
                <text:p>334</text:p>
              </table:table-cell>
              <table:table-cell office:value-type="float" office:value="-40.69">
                <text:p>-40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">
                <text:p>332</text:p>
              </table:table-cell>
              <table:table-cell office:value-type="float" office:value="-41.52">
                <text:p>-41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-42.3">
                <text:p>-4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">
                <text:p>328</text:p>
              </table:table-cell>
              <table:table-cell office:value-type="float" office:value="-43.33">
                <text:p>-43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">
                <text:p>326</text:p>
              </table:table-cell>
              <table:table-cell office:value-type="float" office:value="-44.13">
                <text:p>-44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">
                <text:p>324</text:p>
              </table:table-cell>
              <table:table-cell office:value-type="float" office:value="-44.79">
                <text:p>-44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-45.48">
                <text:p>-45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-46.07">
                <text:p>-46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">
                <text:p>318</text:p>
              </table:table-cell>
              <table:table-cell office:value-type="float" office:value="-46.45">
                <text:p>-4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">
                <text:p>316</text:p>
              </table:table-cell>
              <table:table-cell office:value-type="float" office:value="-46.75">
                <text:p>-46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">
                <text:p>314</text:p>
              </table:table-cell>
              <table:table-cell office:value-type="float" office:value="-47.16">
                <text:p>-47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">
                <text:p>312</text:p>
              </table:table-cell>
              <table:table-cell office:value-type="float" office:value="-47.8">
                <text:p>-4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">
                <text:p>310</text:p>
              </table:table-cell>
              <table:table-cell office:value-type="float" office:value="-49.48">
                <text:p>-49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  <table:table-cell office:value-type="float" office:value="-52.29">
                <text:p>-52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-56.48">
                <text:p>-56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  <table:table-cell office:value-type="float" office:value="-63.8">
                <text:p>-6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">
                <text:p>302</text:p>
              </table:table-cell>
              <table:table-cell office:value-type="float" office:value="-67.6">
                <text:p>-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8">
                <text:p>298</text:p>
              </table:table-cell>
              <table:table-cell office:value-type="float" office:value="-53.85">
                <text:p>-5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">
                <text:p>296</text:p>
              </table:table-cell>
              <table:table-cell office:value-type="float" office:value="-51.2">
                <text:p>-5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4">
                <text:p>294</text:p>
              </table:table-cell>
              <table:table-cell office:value-type="float" office:value="-49.31">
                <text:p>-49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">
                <text:p>292</text:p>
              </table:table-cell>
              <table:table-cell office:value-type="float" office:value="-48.09">
                <text:p>-48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">
                <text:p>290</text:p>
              </table:table-cell>
              <table:table-cell office:value-type="float" office:value="-47.37">
                <text:p>-47.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-47.58">
                <text:p>-47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">
                <text:p>286</text:p>
              </table:table-cell>
              <table:table-cell office:value-type="float" office:value="-47.96">
                <text:p>-47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">
                <text:p>284</text:p>
              </table:table-cell>
              <table:table-cell office:value-type="float" office:value="-48.54">
                <text:p>-48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">
                <text:p>282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">
                <text:p>280</text:p>
              </table:table-cell>
              <table:table-cell office:value-type="float" office:value="-51.25">
                <text:p>-5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8">
                <text:p>278</text:p>
              </table:table-cell>
              <table:table-cell office:value-type="float" office:value="-52.7">
                <text:p>-52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">
                <text:p>276</text:p>
              </table:table-cell>
              <table:table-cell office:value-type="float" office:value="-53.83">
                <text:p>-53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">
                <text:p>274</text:p>
              </table:table-cell>
              <table:table-cell office:value-type="float" office:value="-54.7">
                <text:p>-5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2">
                <text:p>272</text:p>
              </table:table-cell>
              <table:table-cell office:value-type="float" office:value="-55.4">
                <text:p>-55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">
                <text:p>270</text:p>
              </table:table-cell>
              <table:table-cell office:value-type="float" office:value="-56.3">
                <text:p>-56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">
                <text:p>268</text:p>
              </table:table-cell>
              <table:table-cell office:value-type="float" office:value="-56.18">
                <text:p>-56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-56.3">
                <text:p>-5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">
                <text:p>264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2">
                <text:p>262</text:p>
              </table:table-cell>
              <table:table-cell office:value-type="float" office:value="-56.85">
                <text:p>-5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">
                <text:p>260</text:p>
              </table:table-cell>
              <table:table-cell office:value-type="float" office:value="-57.3">
                <text:p>-57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">
                <text:p>258</text:p>
              </table:table-cell>
              <table:table-cell office:value-type="float" office:value="-60.17">
                <text:p>-60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  <table:table-cell office:value-type="float" office:value="-63.9">
                <text:p>-63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">
                <text:p>254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2">
                <text:p>252</text:p>
              </table:table-cell>
              <table:table-cell office:value-type="float" office:value="-64.3">
                <text:p>-64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">
                <text:p>25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  <table:table-cell office:value-type="float" office:value="-66.5">
                <text:p>-6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6">
                <text:p>246</text:p>
              </table:table-cell>
              <table:table-cell office:value-type="float" office:value="-69.4">
                <text:p>-6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-65.1">
                <text:p>-65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-60.6">
                <text:p>-6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-57.8">
                <text:p>-5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">
                <text:p>238</text:p>
              </table:table-cell>
              <table:table-cell office:value-type="float" office:value="-56.15">
                <text:p>-56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6">
                <text:p>236</text:p>
              </table:table-cell>
              <table:table-cell office:value-type="float" office:value="-55.4">
                <text:p>-55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">
                <text:p>234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2">
                <text:p>232</text:p>
              </table:table-cell>
              <table:table-cell office:value-type="float" office:value="-55.18">
                <text:p>-55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0">
                <text:p>230</text:p>
              </table:table-cell>
              <table:table-cell office:value-type="float" office:value="-56.2">
                <text:p>-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  <table:table-cell office:value-type="float" office:value="-58.4">
                <text:p>-58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4">
                <text:p>224</text:p>
              </table:table-cell>
              <table:table-cell office:value-type="float" office:value="-60.2">
                <text:p>-6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2">
                <text:p>222</text:p>
              </table:table-cell>
              <table:table-cell office:value-type="float" office:value="-62.08">
                <text:p>-62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0">
                <text:p>220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8">
                <text:p>218</text:p>
              </table:table-cell>
              <table:table-cell office:value-type="float" office:value="-63.3">
                <text:p>-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">
                <text:p>216</text:p>
              </table:table-cell>
              <table:table-cell office:value-type="float" office:value="-63.3">
                <text:p>-6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">
                <text:p>214</text:p>
              </table:table-cell>
              <table:table-cell office:value-type="float" office:value="-62.2">
                <text:p>-6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2">
                <text:p>212</text:p>
              </table:table-cell>
              <table:table-cell office:value-type="float" office:value="-60.3">
                <text:p>-6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0">
                <text:p>210</text:p>
              </table:table-cell>
              <table:table-cell office:value-type="float" office:value="-60.3">
                <text:p>-6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">
                <text:p>20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">
                <text:p>206</text:p>
              </table:table-cell>
              <table:table-cell office:value-type="float" office:value="-59.9">
                <text:p>-5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">
                <text:p>204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2">
                <text:p>202</text:p>
              </table:table-cell>
              <table:table-cell office:value-type="float" office:value="-59.4">
                <text:p>-59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-59.4">
                <text:p>-5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">
                <text:p>198</text:p>
              </table:table-cell>
              <table:table-cell office:value-type="float" office:value="-60.15">
                <text:p>-6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6">
                <text:p>19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">
                <text:p>19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2">
                <text:p>192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0">
                <text:p>190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8">
                <text:p>188</text:p>
              </table:table-cell>
              <table:table-cell office:value-type="float" office:value="-56.3">
                <text:p>-56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6">
                <text:p>186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4">
                <text:p>184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">
                <text:p>182</text:p>
              </table:table-cell>
              <table:table-cell office:value-type="float" office:value="-54.03">
                <text:p>-54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-53.38">
                <text:p>-53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">
                <text:p>176</text:p>
              </table:table-cell>
              <table:table-cell office:value-type="float" office:value="-53.48">
                <text:p>-53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">
                <text:p>174</text:p>
              </table:table-cell>
              <table:table-cell office:value-type="float" office:value="-53.78">
                <text:p>-53.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-54.4">
                <text:p>-54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  <table:table-cell office:value-type="float" office:value="-54.48">
                <text:p>-5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8">
                <text:p>168</text:p>
              </table:table-cell>
              <table:table-cell office:value-type="float" office:value="-54.88">
                <text:p>-54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">
                <text:p>16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">
                <text:p>162</text:p>
              </table:table-cell>
              <table:table-cell office:value-type="float" office:value="-59.1">
                <text:p>-59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">
                <text:p>160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">
                <text:p>158</text:p>
              </table:table-cell>
              <table:table-cell office:value-type="float" office:value="-56.7">
                <text:p>-56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6">
                <text:p>156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">
                <text:p>154</text:p>
              </table:table-cell>
              <table:table-cell office:value-type="float" office:value="-58.3">
                <text:p>-58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">
                <text:p>152</text:p>
              </table:table-cell>
              <table:table-cell office:value-type="float" office:value="-59.6">
                <text:p>-59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">
                <text:p>15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-58.4">
                <text:p>-58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">
                <text:p>14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-60.4">
                <text:p>-60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2">
                <text:p>142</text:p>
              </table:table-cell>
              <table:table-cell office:value-type="float" office:value="-61.9">
                <text:p>-61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">
                <text:p>1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">
                <text:p>138</text:p>
              </table:table-cell>
              <table:table-cell office:value-type="float" office:value="-60.4">
                <text:p>-60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">
                <text:p>136</text:p>
              </table:table-cell>
              <table:table-cell office:value-type="float" office:value="-66.6">
                <text:p>-6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-71.8">
                <text:p>-71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64.2">
                <text:p>-64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-62.18">
                <text:p>-62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-61.17">
                <text:p>-61.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-61.3">
                <text:p>-61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2.3">
                <text:p>-6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-66.3">
                <text:p>-66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-68.8">
                <text:p>-6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">
                <text:p>114</text:p>
              </table:table-cell>
              <table:table-cell office:value-type="float" office:value="-68.3">
                <text:p>-68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-64.8">
                <text:p>-64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-61.3">
                <text:p>-61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">
                <text:p>108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">
                <text:p>106</text:p>
              </table:table-cell>
              <table:table-cell office:value-type="float" office:value="-58.9">
                <text:p>-58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">
                <text:p>104</text:p>
              </table:table-cell>
              <table:table-cell office:value-type="float" office:value="-60.1">
                <text:p>-6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-59.8">
                <text:p>-59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-58.9">
                <text:p>-58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-58.7">
                <text:p>-58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">
                <text:p>96</text:p>
              </table:table-cell>
              <table:table-cell office:value-type="float" office:value="-59.3">
                <text:p>-59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">
                <text:p>94</text:p>
              </table:table-cell>
              <table:table-cell office:value-type="float" office:value="-59.4">
                <text:p>-59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2">
                <text:p>92</text:p>
              </table:table-cell>
              <table:table-cell office:value-type="float" office:value="-60.8">
                <text:p>-60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-72.8">
                <text:p>-72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">
                <text:p>82</text:p>
              </table:table-cell>
              <table:table-cell office:value-type="float" office:value="-66.3">
                <text:p>-6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  <table:table-cell office:value-type="float" office:value="-60.8">
                <text:p>-60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-62.05">
                <text:p>-62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-61.8">
                <text:p>-61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-59.05">
                <text:p>-59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-57.9">
                <text:p>-57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">
                <text:p>68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">
                <text:p>66</text:p>
              </table:table-cell>
              <table:table-cell office:value-type="float" office:value="-56.2">
                <text:p>-56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">
                <text:p>64</text:p>
              </table:table-cell>
              <table:table-cell office:value-type="float" office:value="-55.44">
                <text:p>-55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">
                <text:p>62</text:p>
              </table:table-cell>
              <table:table-cell office:value-type="float" office:value="-54.7">
                <text:p>-54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">
                <text:p>58</text:p>
              </table:table-cell>
              <table:table-cell office:value-type="float" office:value="-53.2">
                <text:p>-53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-52.18">
                <text:p>-52.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-50.8">
                <text:p>-50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-50.26">
                <text:p>-50.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-49.8">
                <text:p>-49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">
                <text:p>48</text:p>
              </table:table-cell>
              <table:table-cell office:value-type="float" office:value="-49.3">
                <text:p>-49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">
                <text:p>46</text:p>
              </table:table-cell>
              <table:table-cell office:value-type="float" office:value="-49.1">
                <text:p>-49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-49.1">
                <text:p>-49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">
                <text:p>42</text:p>
              </table:table-cell>
              <table:table-cell office:value-type="float" office:value="-49.2">
                <text:p>-49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-49.05">
                <text:p>-49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  <table:table-cell office:value-type="float" office:value="-48.3">
                <text:p>-48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">
                <text:p>36</text:p>
              </table:table-cell>
              <table:table-cell office:value-type="float" office:value="-47.8">
                <text:p>-4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  <table:table-cell office:value-type="float" office:value="-46.7">
                <text:p>-46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  <table:table-cell office:value-type="float" office:value="-45.4">
                <text:p>-45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">
                <text:p>30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">
                <text:p>28</text:p>
              </table:table-cell>
              <table:table-cell office:value-type="float" office:value="-42.9">
                <text:p>-42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">
                <text:p>26</text:p>
              </table:table-cell>
              <table:table-cell office:value-type="float" office:value="-41.58">
                <text:p>-41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">
                <text:p>24</text:p>
              </table:table-cell>
              <table:table-cell office:value-type="float" office:value="-40.25">
                <text:p>-40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-39.07">
                <text:p>-39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-37.92">
                <text:p>-37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-36.03">
                <text:p>-36.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">
                <text:p>14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">
                <text:p>8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-33.15">
                <text:p>-33.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